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8.6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3.3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75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3.17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03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0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819cm"/>
    </style:style>
    <style:style style:name="ro2" style:family="table-row">
      <style:table-row-properties style:row-height="4.268cm"/>
    </style:style>
    <style:style style:name="ro3" style:family="table-row">
      <style:table-row-properties style:row-height="2.462cm"/>
    </style:style>
    <style:style style:name="ro4" style:family="table-row">
      <style:table-row-properties style:row-height="2.179cm"/>
    </style:style>
    <style:style style:name="ro5" style:family="table-row">
      <style:table-row-properties style:row-height="2.029cm"/>
    </style:style>
    <style:style style:name="ro6" style:family="table-row">
      <style:table-row-properties style:row-height="2.142cm"/>
    </style:style>
    <style:style style:name="ce1" style:family="table-cell">
      <style:text-properties style:font-name="Arial"/>
    </style:style>
    <style:style style:name="ce2" style:family="table-cell">
      <style:paragraph-properties fo:text-align="start" style:writing-mode="lr-tb"/>
      <style:text-properties style:font-name="Arial"/>
    </style:style>
    <style:style style:name="ce3" style:family="table-cell">
      <style:paragraph-properties fo:text-align="start" style:writing-mode="lr-tb"/>
      <style:text-properties style:font-name="Arial" fo:font-size="24pt" style:font-size-asian="24pt" style:font-size-complex="24pt"/>
    </style:style>
    <style:style style:name="ce4" style:family="table-cell">
      <style:paragraph-properties fo:text-align="start"/>
      <style:text-properties style:font-name="Arial"/>
    </style:style>
    <style:style style:name="P1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-color="#ffffff"/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 style:writing-mode="lr-tb"/>
      <style:text-properties style:font-name="Arial"/>
    </style:style>
    <style:style style:name="P11" style:family="paragraph">
      <style:paragraph-properties fo:text-align="start"/>
      <style:text-properties style:font-name="Arial"/>
    </style:style>
    <style:style style:name="P12" style:family="paragraph">
      <style:text-properties style:font-name="Arial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style:font-name="Arial" fo:font-size="18pt" style:font-size-asian="18pt" style:font-name-complex="Liberation Sans1" style:font-size-complex="18pt"/>
    </style:style>
    <style:style style:name="T5" style:family="text">
      <style:text-properties style:font-name="Arial" fo:font-size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Arial" fo:font-size="18pt" fo:font-style="italic" style:font-size-asian="18pt" style:font-name-complex="Liberation Sans1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13cm" svg:height="1.347cm" svg:x="9.27cm" svg:y="1cm">
          <draw:text-box>
            <text:p><text:span text:style-name="T1">Diagramme pieuvre</text:span></text:p>
          </draw:text-box>
        </draw:frame>
        <draw:custom-shape draw:style-name="gr2" draw:text-style-name="P3" draw:layer="layout" svg:width="5.4cm" svg:height="1.8cm" svg:x="11cm" svg:y="8.2cm">
          <text:p text:style-name="P2"><text:span text:style-name="T2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6cm" svg:height="1.6cm" svg:x="4.8cm" svg:y="3.8cm">
          <text:p text:style-name="P2"><text:span text:style-name="T2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2cm" svg:height="2cm" svg:x="19.6cm" svg:y="4.4cm">
          <text:p text:style-name="P2"><text:span text:style-name="T2">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5.2cm" svg:height="1.8cm" svg:x="2.2cm" svg:y="9.6cm">
          <text:p text:style-name="P2"><text:span text:style-name="T2">Environ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cm" svg:height="1.6cm" svg:x="19.032cm" svg:y="11.2cm">
          <text:p text:style-name="P2"><text:span text:style-name="T2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.8cm" svg:y1="6.4cm" svg:x2="16cm" svg:y2="8.6cm">
          <text:p/>
        </draw:line>
        <draw:frame draw:style-name="gr8" draw:text-style-name="P5" draw:layer="layout" svg:width="1.366cm" svg:height="0.755cm" svg:x="18.4cm" svg:y="5.6cm">
          <draw:text-box>
            <text:p><text:span text:style-name="T3">FC2</text:span></text:p>
          </draw:text-box>
        </draw:frame>
        <draw:frame draw:style-name="gr9" draw:text-style-name="P5" draw:layer="layout" svg:width="1.366cm" svg:height="0.755cm" svg:x="19.8cm" svg:y="10cm">
          <draw:text-box>
            <text:p><text:span text:style-name="T3">FC3</text:span></text:p>
          </draw:text-box>
        </draw:frame>
        <draw:frame draw:style-name="gr8" draw:text-style-name="P5" draw:layer="layout" svg:width="1.366cm" svg:height="0.755cm" svg:x="7.6cm" svg:y="10.445cm">
          <draw:text-box>
            <text:p><text:span text:style-name="T3">FC4</text:span></text:p>
          </draw:text-box>
        </draw:frame>
        <draw:frame draw:style-name="gr10" draw:text-style-name="P6" draw:layer="layout" svg:width="15.221cm" svg:height="0.954cm" svg:x="0cm" svg:y="14.6cm">
          <draw:text-box>
            <text:p>FP1 : Refléter une silhouette en temps réel</text:p>
          </draw:text-box>
        </draw:frame>
        <draw:frame draw:style-name="gr11" draw:text-style-name="P6" draw:layer="layout" svg:width="15.873cm" svg:height="0.954cm" svg:x="0cm" svg:y="15.4cm">
          <draw:text-box>
            <text:p>FC1 : Permettre à l’utilisateur de se voir sur un miroir <text:s text:c="2"/></text:p>
          </draw:text-box>
        </draw:frame>
        <draw:frame draw:style-name="gr12" draw:text-style-name="P6" draw:layer="layout" svg:width="14.493cm" svg:height="0.954cm" svg:x="0cm" svg:y="16.646cm">
          <draw:text-box>
            <text:p>FC3 : Utiliser un support cylindriques contrastés <text:s text:c="2"/></text:p>
          </draw:text-box>
        </draw:frame>
        <draw:frame draw:style-name="gr13" draw:text-style-name="P6" draw:layer="layout" svg:width="13.354cm" svg:height="0.954cm" svg:x="0cm" svg:y="16cm">
          <draw:text-box>
            <text:p>FC2 : Utiliser une source d’énergie électrique </text:p>
          </draw:text-box>
        </draw:frame>
        <draw:frame draw:style-name="gr14" draw:text-style-name="P6" draw:layer="layout" svg:width="12.762cm" svg:height="0.954cm" svg:x="0cm" svg:y="17.446cm">
          <draw:text-box>
            <text:p>FC4 : Être dans un espace éclairer intérieur</text:p>
          </draw:text-box>
        </draw:frame>
        <draw:line draw:style-name="gr7" draw:text-style-name="P4" draw:layer="layout" svg:x1="16.2cm" svg:y1="9.4cm" svg:x2="20cm" svg:y2="11.4cm">
          <text:p/>
        </draw:line>
        <draw:frame draw:style-name="gr15" draw:text-style-name="P6" draw:layer="layout" svg:width="2.056cm" svg:height="0.954cm" svg:x="0cm" svg:y="18.2cm">
          <draw:text-box>
            <text:p><text:s/></text:p>
          </draw:text-box>
        </draw:frame>
        <draw:connector draw:style-name="gr7" draw:text-style-name="P4" draw:layer="layout" draw:type="curve" draw:line-skew="2.199cm" svg:x1="9.4cm" svg:y1="4.6cm" svg:x2="7.4cm" svg:y2="10.5cm" draw:start-shape="id1" draw:start-glue-point="10" draw:end-shape="id2" draw:end-glue-point="10" svg:d="M9400 4600c4051 0 5051 5900-2000 5900" svg:viewBox="0 0 5173 5901">
          <text:p/>
        </draw:connector>
        <draw:line draw:style-name="gr7" draw:text-style-name="P4" draw:layer="layout" svg:x1="7.4cm" svg:y1="10.5cm" svg:x2="11cm" svg:y2="9cm">
          <text:p/>
        </draw:line>
        <draw:line draw:style-name="gr7" draw:text-style-name="P4" draw:layer="layout" svg:x1="8.6cm" svg:y1="5.2cm" svg:x2="11.2cm" svg:y2="8.8cm">
          <text:p/>
        </draw:line>
        <draw:frame draw:style-name="gr16" draw:text-style-name="P5" draw:layer="layout" svg:width="1.366cm" svg:height="0.755cm" svg:x="8cm" svg:y="5.8cm">
          <draw:text-box>
            <text:p><text:span text:style-name="T3">FC1</text:span></text:p>
          </draw:text-box>
        </draw:frame>
        <draw:frame draw:style-name="gr16" draw:text-style-name="P5" draw:layer="layout" svg:width="1.34cm" svg:height="0.755cm" svg:x="11.4cm" svg:y="4.8cm">
          <draw:text-box>
            <text:p><text:span text:style-name="T3">FP1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standard" draw:layer="layout" svg:width="27.12cm" svg:height="14.043cm" svg:x="0.342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8"><text:span text:style-name="T4">Fonction</text:span></text:p>
              </table:table-cell>
              <table:table-cell>
                <text:p text:style-name="P8"><text:span text:style-name="T4">Critères</text:span></text:p>
              </table:table-cell>
              <table:table-cell>
                <text:p text:style-name="P8"><text:span text:style-name="T4">Niveaux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5">FP1</text:span></text:p>
              </table:table-cell>
              <table:table-cell table:style-name="ce3">
                <text:p text:style-name="P9"><text:span text:style-name="T6">Refléter une silhouette en temps réel</text:span></text:p>
              </table:table-cell>
              <table:table-cell>
                <text:p text:style-name="P8"><text:span text:style-name="T7">Utilisateur :</text:span></text:p>
                <text:p text:style-name="P8"><text:span text:style-name="T7">Déplacement :</text:span></text:p>
                <text:p text:style-name="P8"><text:span text:style-name="T7"><text:s text:c="2"/></text:span><text:span text:style-name="T7">-vitesse :</text:span></text:p>
                <text:p text:style-name="P8"><text:span text:style-name="T7"><text:s text:c="2"/></text:span><text:span text:style-name="T7">-accélération :</text:span></text:p>
                <text:p text:style-name="P8"><text:span text:style-name="T7">Taille du wave mirror :</text:span></text:p>
              </table:table-cell>
              <table:table-cell>
                <text:p text:style-name="P10">Personne face à la caméra</text:p>
                <text:p text:style-name="P10">?</text:p>
                <text:p text:style-name="P10">?</text:p>
                <text:p text:style-name="P10">?</text:p>
              </table:table-cell>
            </table:table-row>
            <table:table-row table:style-name="ro3" table:default-cell-style-name="ce1">
              <table:table-cell>
                <text:p><text:span text:style-name="T5">FC1</text:span></text:p>
              </table:table-cell>
              <table:table-cell>
                <text:p>Permettre à l’utilisateur de se voir sur un miroir <text:s/></text:p>
              </table:table-cell>
              <table:table-cell table:style-name="ce2">
                <text:p text:style-name="P10">Type de capteurs et d’interface :</text:p>
              </table:table-cell>
              <table:table-cell table:style-name="ce2">
                <text:p text:style-name="P10">?</text:p>
                <text:p text:style-name="P10"/>
              </table:table-cell>
            </table:table-row>
            <table:table-row table:style-name="ro4" table:default-cell-style-name="ce1">
              <table:table-cell>
                <text:p><text:span text:style-name="T5">FC2</text:span></text:p>
              </table:table-cell>
              <table:table-cell>
                <text:p>Utiliser une source d’énergie électrique </text:p>
              </table:table-cell>
              <table:table-cell table:style-name="ce4">
                <text:p text:style-name="P11">Énergie EDF :</text:p>
              </table:table-cell>
              <table:table-cell table:style-name="ce2">
                <text:p text:style-name="P10">?</text:p>
              </table:table-cell>
            </table:table-row>
            <table:table-row table:style-name="ro5" table:default-cell-style-name="ce1">
              <table:table-cell>
                <text:p><text:span text:style-name="T5">FC3</text:span></text:p>
              </table:table-cell>
              <table:table-cell table:style-name="ce2">
                <text:p>Utiliser un support cylindriques contrastés <text:s/></text:p>
              </table:table-cell>
              <table:table-cell>
                <text:p text:style-name="P12">Type de fond du support :</text:p>
              </table:table-cell>
              <table:table-cell table:style-name="ce2">
                <text:p text:style-name="P10">?</text:p>
              </table:table-cell>
            </table:table-row>
            <table:table-row table:style-name="ro6" table:default-cell-style-name="ce1">
              <table:table-cell>
                <text:p><text:span text:style-name="T5">FC4</text:span></text:p>
              </table:table-cell>
              <table:table-cell>
                <text:p>Être dans un espace éclairer intérieur</text:p>
              </table:table-cell>
              <table:table-cell>
                <text:p text:style-name="P12">Qualité de la lumière</text:p>
              </table:table-cell>
              <table:table-cell>
                <text:p text:style-name="P12">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09-10T15:44:59.962000000</dc:date>
    <meta:editing-duration>PT1H9M15S</meta:editing-duration>
    <meta:editing-cycles>12</meta:editing-cycles>
    <meta:generator>LibreOffice/5.3.6.1$Windows_X86_64 LibreOffice_project/686f202eff87ef707079aeb7f485847613344eb7</meta:generator>
    <meta:document-statistic meta:object-count="48"/>
  </office:meta>
</office:document-meta>
</file>